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f677" officeooo:paragraph-rsid="0009f677"/>
    </style:style>
    <style:style style:name="P2" style:family="paragraph" style:parent-style-name="Standard">
      <style:text-properties officeooo:rsid="000ab3ae" officeooo:paragraph-rsid="000ab3ae"/>
    </style:style>
    <style:style style:name="P3" style:family="paragraph" style:parent-style-name="Standard">
      <style:text-properties officeooo:rsid="000ac188" officeooo:paragraph-rsid="000ac188"/>
    </style:style>
    <style:style style:name="P4" style:family="paragraph" style:parent-style-name="Standard">
      <style:text-properties officeooo:rsid="000b4f85" officeooo:paragraph-rsid="000b4f85"/>
    </style:style>
    <style:style style:name="P5" style:family="paragraph" style:parent-style-name="Standard">
      <style:text-properties officeooo:rsid="000bc1f6" officeooo:paragraph-rsid="000bc1f6"/>
    </style:style>
    <style:style style:name="P6" style:family="paragraph" style:parent-style-name="Standard">
      <style:text-properties officeooo:rsid="000d0edb" officeooo:paragraph-rsid="000d0edb"/>
    </style:style>
    <style:style style:name="P7" style:family="paragraph" style:parent-style-name="Standard">
      <style:text-properties officeooo:rsid="000d5740" officeooo:paragraph-rsid="000d5740"/>
    </style:style>
    <style:style style:name="P8" style:family="paragraph" style:parent-style-name="Standard">
      <style:text-properties officeooo:rsid="000e1af4" officeooo:paragraph-rsid="000e1af4"/>
    </style:style>
    <style:style style:name="T1" style:family="text">
      <style:text-properties officeooo:rsid="000aa3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/><text:span text:style-name="T1">Case : 1</text:span></text:p>
      <text:p text:style-name="P1"/>
      <text:p text:style-name="P1">stateMachine_3.txt </text:p>
      <text:p text:style-name="P1">stateMachine_4.txt </text:p>
      <text:p text:style-name="P1">Number of states in intersection automata 4 </text:p>
      <text:p text:style-name="P1"/>
      <text:p text:style-name="P1">--------------------------------------------------------------- </text:p>
      <text:p text:style-name="P1">---Time taken for product construction 0.4696846008300781 milliseconds --- </text:p>
      <text:p text:style-name="P1">number of states in the cycle 6 </text:p>
      <text:p text:style-name="P1">Is the language of this NBA empty ?? : NO </text:p>
      <text:p text:style-name="P1">---Time taken for cycle construction 1.0890960693359375 milliseconds --- </text:p>
      <text:p text:style-name="P1"/>
      <text:p text:style-name="P1">------------------------------------------------------------------------------------------------------------------------</text:p>
      <text:p text:style-name="P2">Case : 2</text:p>
      <text:p text:style-name="P2"/>
      <text:p text:style-name="P2">stateMachine_A_5.txt </text:p>
      <text:p text:style-name="P2">stateMachine_B_4.txt </text:p>
      <text:p text:style-name="P2">Number of states in intersection automata 16 </text:p>
      <text:p text:style-name="P2"/>
      <text:p text:style-name="P2">--------------------------------------------------------------- </text:p>
      <text:p text:style-name="P2">---Time taken for product construction 0.6866455078125 milliseconds --- </text:p>
      <text:p text:style-name="P2">number of states in the cycle 12 </text:p>
      <text:p text:style-name="P2">Is the language of this NBA empty ?? : NO </text:p>
      <text:p text:style-name="P2">---Time taken for cycle construction 1.1897087097167969 milliseconds --- </text:p>
      <text:p text:style-name="P2"/>
      <text:p text:style-name="P2">------------------------------------------------------------------------------------------------------------------------ <text:s text:c="22"/></text:p>
      <text:p text:style-name="P2"/>
      <text:p text:style-name="P3">Case : 3</text:p>
      <text:p text:style-name="P3"><text:s/></text:p>
      <text:p text:style-name="P3">stateMachine_1.txt </text:p>
      <text:p text:style-name="P3">stateMachine_2.txt </text:p>
      <text:p text:style-name="P3">stateMachine_5_r.txt </text:p>
      <text:p text:style-name="P3">Number of states in intersection automata 29 </text:p>
      <text:p text:style-name="P3"/>
      <text:p text:style-name="P3">--------------------------------------------------------------- </text:p>
      <text:p text:style-name="P3">---Time taken for product construction 5.79833984375 milliseconds --- </text:p>
      <text:p text:style-name="P3">number of states in the cycle 15 </text:p>
      <text:p text:style-name="P3">Is the language of this NBA empty ?? : NO </text:p>
      <text:p text:style-name="P3">---Time taken for cycle construction 4.006862640380859 milliseconds --- <text:s text:c="21"/></text:p>
      <text:p text:style-name="P3"/>
      <text:p text:style-name="P3">-----------------------------------------------------------------------------------------------------------------------</text:p>
      <text:p text:style-name="P4">Case : 4</text:p>
      <text:p text:style-name="P4"/>
      <text:p text:style-name="P4">stateMachine_1.txt </text:p>
      <text:p text:style-name="P4">stateMachine_A_5.txt </text:p>
      <text:p text:style-name="P4">stateMachine_m_6.txt </text:p>
      <text:p text:style-name="P4">Number of states in intersection automata 58 </text:p>
      <text:p text:style-name="P4"/>
      <text:p text:style-name="P4">--------------------------------------------------------------- </text:p>
      <text:p text:style-name="P4">---Time taken for product construction 3.5867691040039062 milliseconds --- </text:p>
      <text:p text:style-name="P4">number of states in the cycle 22 </text:p>
      <text:p text:style-name="P4"><text:soft-page-break/>Is the language of this NBA empty ?? : NO </text:p>
      <text:p text:style-name="P4">---Time taken for cycle construction 3.554821014404297 milliseconds --- </text:p>
      <text:p text:style-name="P4"/>
      <text:p text:style-name="P4">------------------------------------------------------------------------------------------------------------------------</text:p>
      <text:p text:style-name="P5">Case : 5</text:p>
      <text:p text:style-name="P5"/>
      <text:p text:style-name="P5">stateMachine_A_5.txt </text:p>
      <text:p text:style-name="P5">stateMachine_B_4.txt </text:p>
      <text:p text:style-name="P5">stateMachine_1.txt </text:p>
      <text:p text:style-name="P5">stateMachine_2.txt </text:p>
      <text:p text:style-name="P5">stateMachine_5_r.txt </text:p>
      <text:p text:style-name="P5">Number of states in intersection automata 96 </text:p>
      <text:p text:style-name="P5"/>
      <text:p text:style-name="P5">--------------------------------------------------------------- </text:p>
      <text:p text:style-name="P5">---Time taken for product construction 112.25438117980957 milliseconds --- </text:p>
      <text:p text:style-name="P5">number of states in the cycle 83 </text:p>
      <text:p text:style-name="P5">Is the language of this NBA empty ?? : NO </text:p>
      <text:p text:style-name="P5">---Time taken for cycle construction 235.90874671936035 milliseconds --- <text:s text:c="41"/></text:p>
      <text:p text:style-name="P5"/>
      <text:p text:style-name="P5">------------------------------------------------------------------------------------------------------------------------</text:p>
      <text:p text:style-name="P6">Case : 6</text:p>
      <text:p text:style-name="P6"/>
      <text:p text:style-name="P6">stateMachine_2.txt </text:p>
      <text:p text:style-name="P6">stateMachine_5_r.txt </text:p>
      <text:p text:style-name="P6">stateMachine_A_5.txt </text:p>
      <text:p text:style-name="P6">stateMachine_m_6.txt </text:p>
      <text:p text:style-name="P6">stateMachine_n_8.txt </text:p>
      <text:p text:style-name="P6">Number of states in intersection automata 308 </text:p>
      <text:p text:style-name="P6"/>
      <text:p text:style-name="P6">--------------------------------------------------------------- </text:p>
      <text:p text:style-name="P6">---Time taken for product construction 706.6123485565186 milliseconds --- </text:p>
      <text:p text:style-name="P6">number of states in the cycle 128 </text:p>
      <text:p text:style-name="P6">Is the language of this NBA empty ?? : NO </text:p>
      <text:p text:style-name="P6">---Time taken for cycle construction 966.9475555419922 milliseconds --- </text:p>
      <text:p text:style-name="P6"/>
      <text:p text:style-name="P6">----------------------------------------------------------------------------------------------------------------------</text:p>
      <text:p text:style-name="P7">Case : 7</text:p>
      <text:p text:style-name="P7"/>
      <text:p text:style-name="P7"/>
      <text:p text:style-name="P7"/>
      <text:p text:style-name="P7">-----------------------------------------------------------------------------------------------------------------------</text:p>
      <text:p text:style-name="P8">Case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4:04:33.540391921</meta:creation-date>
    <dc:date>2017-08-05T16:40:28.408933572</dc:date>
    <meta:editing-duration>PT1H48M25S</meta:editing-duration>
    <meta:editing-cycles>8</meta:editing-cycles>
    <meta:generator>LibreOffice/4.2.4.2$Linux_X86_64 LibreOffice_project/420m0$Build-2</meta:generator>
    <meta:document-statistic meta:table-count="0" meta:image-count="0" meta:object-count="0" meta:page-count="2" meta:paragraph-count="72" meta:word-count="308" meta:character-count="3369" meta:non-whitespace-character-count="3001"/>
  </office:meta>
</office:document-meta>
</file>